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D000002B283D4F9B30092659B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9.601cm" svg:height="14.388cm" svg:x="0.5cm" svg:y="0.501cm">
          <draw:image xlink:href="Pictures/10000001000003AD000002B283D4F9B30092659B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0.6cm" fo:page-height="15.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22T17:59:54.059117976</dc:date>
    <meta:editing-duration>P1DT2H56M2S</meta:editing-duration>
    <meta:editing-cycles>30</meta:editing-cycles>
    <meta:generator>LibreOffice/7.4.2.3$Linux_X86_64 LibreOffice_project/40$Build-3</meta:generator>
    <meta:document-statistic meta:object-count="1"/>
  </office:meta>
</office:document-meta>
</file>